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</style:style>
    <style:style style:name="P16" style:family="paragraph" style:parent-style-name="Heading_20_1" style:master-page-name="Standard">
      <style:paragraph-properties fo:margin-top="0.3335in" fo:margin-bottom="0.0835in" loext:contextual-spacing="false" fo:line-height="100%" fo:keep-together="auto" style:page-number="1" fo:keep-with-next="auto"/>
    </style:style>
    <style:style style:name="P17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18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9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7pt" fo:font-weight="bold" style:font-size-asian="17pt" style:font-weight-asian="bold" style:font-size-complex="17pt"/>
    </style:style>
    <style:style style:name="T3" style:family="text">
      <style:text-properties fo:color="#000000" fo:font-size="13pt" fo:font-weight="bold" style:font-size-asian="13pt" style:font-weight-asian="bold" style:font-size-complex="13pt"/>
    </style:style>
    <style:style style:name="T4" style:family="text">
      <style:text-properties fo:color="#000000" fo:font-size="11pt" fo:font-weight="bold" style:font-size-asian="11pt" style:font-weight-asian="bold" style:font-size-complex="11pt"/>
    </style:style>
    <style:style style:name="T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4f7u56tolli"/><text:span text:style-name="T1">NLP Corpus Analysis Tools</text:span></text:p>
      <text:p text:style-name="P19"><text:bookmark text:name="_9rdgr3i32bnn"/><text:span text:style-name="T2">Project Overview</text:span></text:p>
      <text:p text:style-name="P1">This project provides two Python scripts for analyzing text corpora and performing various natural language processing (NLP) tasks. The scripts apply n-gram models to analyze word frequencies, calculate probabilities, implement smoothing techniques, and evaluate language models through perplexity.</text:p>
      <text:p text:style-name="P19"><text:bookmark text:name="_2pdgf69hmi7g"/><text:span text:style-name="T2">Features</text:span></text:p>
      <text:list xml:id="list306003973" text:style-name="WWNum5">
        <text:list-item>
          <text:p text:style-name="P2">Unigram and bigram frequency analysis</text:p>
        </text:list-item>
        <text:list-item>
          <text:p text:style-name="P7">Maximum Likelihood Estimation (MLE) for probability calculation</text:p>
        </text:list-item>
        <text:list-item>
          <text:p text:style-name="P7">Add-one (Laplace) smoothing implementation</text:p>
        </text:list-item>
        <text:list-item>
          <text:p text:style-name="P7">Perplexity calculation for language model evaluation</text:p>
        </text:list-item>
        <text:list-item>
          <text:p text:style-name="P7">Random sentence generation based on n-gram models</text:p>
        </text:list-item>
        <text:list-item>
          <text:p text:style-name="P10">Interactive menu-based interface</text:p>
        </text:list-item>
      </text:list>
      <text:p text:style-name="P19"><text:bookmark text:name="_mmh3e13ftm48"/><text:span text:style-name="T2">Requirements</text:span></text:p>
      <text:list xml:id="list447454699" text:style-name="WWNum1">
        <text:list-item>
          <text:p text:style-name="P3">Python 3.10 or newer</text:p>
        </text:list-item>
        <text:list-item>
          <text:p text:style-name="P8">No external dependencies (uses only standard library modules):</text:p>
          <text:list>
            <text:list-item>
              <text:p text:style-name="P14">argparse for command-line argument parsing</text:p>
            </text:list-item>
            <text:list-item>
              <text:p text:style-name="P14">collections for efficient counting</text:p>
            </text:list-item>
            <text:list-item>
              <text:p text:style-name="P14">random for sampling operations</text:p>
            </text:list-item>
            <text:list-item>
              <text:p text:style-name="P15">math for logarithmic calculations</text:p>
            </text:list-item>
          </text:list>
        </text:list-item>
      </text:list>
      <text:p text:style-name="P19"><text:bookmark text:name="_kt9y8paw8kk8"/><text:span text:style-name="T2">File Structure</text:span></text:p>
      <text:p text:style-name="P1">project_root/</text:p>
      <text:p text:style-name="P1">├── ForAnalysis.py <text:s text:c="6"/># Script with additional option to print top 10 n-grams</text:p>
      <text:p text:style-name="P1">├── Updated_T1-T4.py <text:s text:c="4"/># Base script for corpus analysis and NLP tasks</text:p>
      <text:p text:style-name="P1">├── TheStory.txt <text:s text:c="8"/># Text corpus for analysis</text:p>
      <text:p text:style-name="P1">└── README.txt <text:s text:c="10"/># This documentation file</text:p>
      <text:p text:style-name="P1"/>
      <text:p text:style-name="P19"><text:bookmark text:name="_8z1nx1uboln7"/><text:span text:style-name="T2">Installation</text:span></text:p>
      <text:p text:style-name="P1"><text:soft-page-break/>Simply download the files and ensure Python 3.10+ is installed on your system.</text:p>
      <text:p text:style-name="P19"><text:bookmark text:name="_h5951rc7osic"/><text:span text:style-name="T2">Usage Instructions</text:span></text:p>
      <text:p text:style-name="P18"><text:bookmark text:name="_9seku7u48uyd"/><text:span text:style-name="T3">Basic Command Syntax</text:span></text:p>
      <text:p text:style-name="P1">python3 Updated_T1-T4.py corpus_path</text:p>
      <text:p text:style-name="P1">python3 ForAnalysis.py corpus_path</text:p>
      <text:p text:style-name="P1"/>
      <text:p text:style-name="P1">Where corpus_path is the path to your text corpus file (e.g., TheStory.txt).</text:p>
      <text:p text:style-name="P18"><text:bookmark text:name="_4dc4209s9web"/><text:span text:style-name="T3">Interactive Options</text:span></text:p>
      <text:p text:style-name="P1">After running either script, an interactive menu will be displayed with the following options:</text:p>
      <text:p text:style-name="P17"><text:bookmark text:name="_okd98ypo1erg"/><text:span text:style-name="T4">For Updated_T1-T4.py:</text:span></text:p>
      <text:p text:style-name="P1">1: Reprint probabilities</text:p>
      <text:p text:style-name="P1">2: Generate sentence</text:p>
      <text:p text:style-name="P1">3: Apply Add-1 smoothing</text:p>
      <text:p text:style-name="P1">4: Calculate Perplexity on test data</text:p>
      <text:p text:style-name="P1">5: Quit</text:p>
      <text:p text:style-name="P1"/>
      <text:p text:style-name="P17"><text:bookmark text:name="_9b2d0t2n03cm"/><text:span text:style-name="T4">For ForAnalysis.py:</text:span></text:p>
      <text:p text:style-name="P1">1: Reprint probabilities</text:p>
      <text:p text:style-name="P1">2: Generate sentence</text:p>
      <text:p text:style-name="P1">3: Apply Add-1 smoothing</text:p>
      <text:p text:style-name="P1">4: Calculate Perplexity on test data</text:p>
      <text:p text:style-name="P1">5: Quit</text:p>
      <text:p text:style-name="P1">6: Print top 10 uni|bi grams</text:p>
      <text:p text:style-name="P1"/>
      <text:p text:style-name="P18"><text:bookmark text:name="_mg2bwuugtm5k"/><text:span text:style-name="T3">Example Usage</text:span></text:p>
      <text:list xml:id="list2092688103" text:style-name="WWNum2">
        <text:list-item>
          <text:p text:style-name="P4">Run the basic analysis script:<text:line-break/>python3 Updated_T1-T4.py TheStory.txt</text:p>
        </text:list-item>
        <text:list-item>
          <text:p text:style-name="P9"><text:soft-page-break/>Run the extended analysis script (includes top 10 n-grams option):<text:line-break/>python3 ForAnalysis.py TheStory.txt</text:p>
        </text:list-item>
        <text:list-item>
          <text:p text:style-name="P11">For perplexity calculation (Option 4), you'll be prompted to enter the path to a test corpus file.</text:p>
        </text:list-item>
      </text:list>
      <text:p text:style-name="P19"><text:bookmark text:name="_mkelgaoidv0"/><text:span text:style-name="T2">Menu Options Explained</text:span></text:p>
      <text:p text:style-name="P18"><text:bookmark text:name="_77if1tss19ds"/><text:span text:style-name="T3">Option 1: Reprint probabilities</text:span></text:p>
      <text:p text:style-name="P1">Displays the first five unigram and bigram probabilities calculated from the corpus.</text:p>
      <text:p text:style-name="P18"><text:bookmark text:name="_vwml6j8f0vjg"/><text:span text:style-name="T3">Option 2: Generate sentence</text:span></text:p>
      <text:p text:style-name="P1">Creates a random 15-word sentence using the calculated n-gram model. If smoothing has been applied, the sentence will use the smoothed probabilities.</text:p>
      <text:p text:style-name="P18"><text:bookmark text:name="_yl2kss6hnnef"/><text:span text:style-name="T3">Option 3: Apply Add-1 smoothing</text:span></text:p>
      <text:p text:style-name="P1">Applies Laplace (add-one) smoothing to the probability distributions to handle zero-probability n-grams.</text:p>
      <text:p text:style-name="P18"><text:bookmark text:name="_nf2ba6xk30nm"/><text:span text:style-name="T3">Option 4: Calculate Perplexity on test data</text:span></text:p>
      <text:p text:style-name="P1">Prompts for a test corpus path and calculates the perplexity score, which evaluates how well the n-gram model predicts the test data.</text:p>
      <text:p text:style-name="P18"><text:bookmark text:name="_264psjqz3vu7"/><text:span text:style-name="T3">Option 5: Quit</text:span></text:p>
      <text:p text:style-name="P1">Exits the program.</text:p>
      <text:p text:style-name="P18"><text:bookmark text:name="_suusvknozfm"/><text:span text:style-name="T3">Option 6: Print top 10 uni|bi grams (ForAnalysis.py only)</text:span></text:p>
      <text:p text:style-name="P1">Displays the top 10 most probable unigrams and bigrams in the corpus.</text:p>
      <text:p text:style-name="P19"><text:bookmark text:name="_aewqdotiv5mh"/><text:span text:style-name="T2">Technical Details</text:span></text:p>
      <text:p text:style-name="P18"><text:bookmark text:name="_b21qjye8qblg"/><text:span text:style-name="T3">Tokenization</text:span></text:p>
      <text:p text:style-name="P1">The scripts use a custom tokenizer that identifies words as sequences of alphanumeric characters and underscores.</text:p>
      <text:p text:style-name="P18"><text:bookmark text:name="_f9kr7gqzmt15"/><text:span text:style-name="T3">Probability Calculation</text:span></text:p>
      <text:list xml:id="list1025801375" text:style-name="WWNum3">
        <text:list-item>
          <text:p text:style-name="P5">Unigram probabilities are calculated as: P(w) = count(w) / N (where N is the total number of tokens)</text:p>
        </text:list-item>
        <text:list-item>
          <text:p text:style-name="P12">Bigram probabilities are calculated as: P(w2|w1) = count(w1,w2) / count(w1)</text:p>
        </text:list-item>
      </text:list>
      <text:p text:style-name="P18"><text:bookmark text:name="_4lbke131fsio"/><text:span text:style-name="T3">Add-One Smoothing</text:span></text:p>
      <text:p text:style-name="P1">Implements Laplace smoothing where:</text:p>
      <text:list xml:id="list2543775609" text:style-name="WWNum4">
        <text:list-item>
          <text:p text:style-name="P6">Smoothed unigram probability: P(w) = (count(w) + 1) / (N + V)</text:p>
        </text:list-item>
        <text:list-item>
          <text:p text:style-name="P13">Smoothed bigram probability: P(w2|w1) = (count(w1,w2) + 1) / (count(w1) + V) Where V is the vocabulary size.</text:p>
        </text:list-item>
      </text:list>
      <text:p text:style-name="P18"><text:bookmark text:name="_5zjjuywu3bpl"/><text:span text:style-name="T3">Perplexity</text:span></text:p>
      <text:p text:style-name="P1"><text:soft-page-break/>Calculated as 2^(-L), where L is the average log (base 2) probability of the test corpus according to the language model.</text:p>
      <text:p text:style-name="P18"><text:bookmark text:name="_8f5qtbe6rw74"/><text:span text:style-name="T3">Sentence Generation</text:span></text:p>
      <text:p text:style-name="P1">Uses the calculated probability distributions to randomly generate sentences, with words selected proportionally to their likelihood in the model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6" meta:word-count="550" meta:character-count="3754" meta:non-whitespace-character-count="3271"/>
    <meta:generator>LibreOfficeDev/6.0.5.2$Linux_X86_64 LibreOffice_project/</meta:generator>
  </office:meta>
</office:document-meta>
</file>